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undations of PyTorch – PS</text:h>
      <text:p text:style-name="Text_20_body">Janani (repetitious) Ravi - </text:p>
      <text:list xml:id="list7891950776530409214" text:style-name="L1">
        <text:list-item>
          <text:p text:style-name="P1">Basics</text:p>
          <text:list>
            <text:list-item>
              <text:p text:style-name="P1">NN overview</text:p>
            </text:list-item>
            <text:list-item>
              <text:p text:style-name="P1">neuron function</text:p>
            </text:list-item>
            <text:list-item>
              <text:p text:style-name="P1">activation/identity function – modifies the affine transformation</text:p>
              <text:list>
                <text:list-item>
                  <text:p text:style-name="P1">affine transformation – linear - Wx+b</text:p>
                </text:list-item>
              </text:list>
            </text:list-item>
            <text:list-item>
              <text:p text:style-name="P1">tensorflow and pyTorch – <text:a xlink:type="simple" xlink:href="http://pytorch.org/" text:style-name="Internet_20_link" text:visited-style-name="Visited_20_Internet_20_Link">http://pytorch.org/</text:a> </text:p>
              <text:list>
                <text:list-item>
                  <text:p text:style-name="P1">relatively new 2016-2018</text:p>
                </text:list-item>
                <text:list-item>
                  <text:p text:style-name="P1">based on Torch – around since 2002 – tensors and autograd</text:p>
                </text:list-item>
                <text:list-item>
                  <text:p text:style-name="P1">developed at facebook</text:p>
                </text:list-item>
                <text:list-item>
                  <text:p text:style-name="P1">GPU-ready </text:p>
                </text:list-item>
                <text:list-item>
                  <text:p text:style-name="P1">some numpy-like functions: sicing, indexing, reductions, linear algrebra</text:p>
                </text:list-item>
                <text:list-item>
                  <text:p text:style-name="P1">closer ties to python (more pythonic)</text:p>
                </text:list-item>
                <text:list-item>
                  <text:p text:style-name="P1">easy to migrate from numpy/sklearn</text:p>
                </text:list-item>
                <text:list-item>
                  <text:p text:style-name="P1">tap-based autograde – dynamic re-definition of model structure</text:p>
                  <text:list>
                    <text:list-item>
                      <text:p text:style-name="P1">modified during training</text:p>
                    </text:list-item>
                    <text:list-item>
                      <text:p text:style-name="P1">imperitive execution – write code and execute immediately</text:p>
                      <text:list>
                        <text:list-item>
                          <text:p text:style-name="P1">no separate build/run phases</text:p>
                        </text:list-item>
                        <text:list-item>
                          <text:p text:style-name="P1">easier to debug</text:p>
                        </text:list-item>
                      </text:list>
                    </text:list-item>
                  </text:list>
                </text:list-item>
                <text:list-item>
                  <text:p text:style-name="P1">built-in common layers and customizable layers</text:p>
                </text:list-item>
                <text:list-item>
                  <text:p text:style-name="P1">extend with API, Scipy or C/C++ extensions</text:p>
                </text:list-item>
                <text:list-item>
                  <text:p text:style-name="P1">special 'graph mode' for static computation execution that runs faster</text:p>
                </text:list-item>
                <text:list-item>
                  <text:p text:style-name="P1">no built-in visualizations: visualize with matplotlib, seaborn, or hiddenlayer libraries</text:p>
                </text:list-item>
                <text:list-item>
                  <text:p text:style-name="P1">requires REST API for serving (e.g. using Flask)</text:p>
                </text:list-item>
                <text:list-item>
                  <text:p text:style-name="P1">remote GPU training with torch.nn.DataParallel – easier than TF</text:p>
                </text:list-item>
                <text:list-item>
                  <text:p text:style-name="P1">tensorflow (google)</text:p>
                  <text:list>
                    <text:list-item>
                      <text:p text:style-name="P1">more widely used</text:p>
                    </text:list-item>
                    <text:list-item>
                      <text:p text:style-name="P1">older (2015) 1-year</text:p>
                    </text:list-item>
                    <text:list-item>
                      <text:p text:style-name="P1">end-to-end platform</text:p>
                    </text:list-item>
                    <text:list-item>
                      <text:p text:style-name="P1">static computation graph – except when using 'eager execution mode'</text:p>
                    </text:list-item>
                    <text:list-item>
                      <text:p text:style-name="P1">requires a 'session' – debug with tfdbg</text:p>
                    </text:list-item>
                    <text:list-item>
                      <text:p text:style-name="P1">TensorBoard visualizations</text:p>
                    </text:list-item>
                    <text:list-item>
                      <text:p text:style-name="P1">server with TF Serving</text:p>
                    </text:list-item>
                    <text:list-item>
                      <text:p text:style-name="P1">remote GPU training with tf.device and tf.DeviceSpec (harder to use)</text:p>
                    </text:list-item>
                    <text:list-item>
                      <text:p text:style-name="P1">higher level abstractions via Keras</text:p>
                    </text:list-item>
                  </text:list>
                </text:list-item>
              </text:list>
            </text:list-item>
            <text:list-item>
              <text:p text:style-name="P1">pyTorch install – latest is 1.7</text:p>
              <text:list>
                <text:list-item>
                  <text:p text:style-name="P1"><text:a xlink:type="simple" xlink:href="http://pytorch.org/get-started/locally/" text:style-name="Internet_20_link" text:visited-style-name="Visited_20_Internet_20_Link">http://pytorch.org/get-started/locally/</text:a> </text:p>
                </text:list-item>
                <text:list-item>
                  <text:p text:style-name="P2">conda install pytorch torchvision torchaudio cudatoolkit=10.2 -c pytorch</text:p>
                  <text:list>
                    <text:list-item>
                      <text:p text:style-name="P1">need to specify -c pytorch channel or an older version 1.4 is installed</text:p>
                    </text:list-item>
                  </text:list>
                </text:list-item>
                <text:list-item>
                  <text:p text:style-name="P1">CUDA support on Mac requires build from source</text:p>
                </text:list-item>
                <text:list-item>
                  <text:p text:style-name="P1"/>
                </text:list-item>
              </text:list>
            </text:list-item>
          </text:list>
        </text:list-item>
        <text:list-item>
          <text:p text:style-name="P1"><text:soft-page-break/>PyTorch tensors – multi-dmensional arrays (similar to numpy and tensorflow)</text:p>
          <text:list>
            <text:list-item>
              <text:p text:style-name="P1">shape: 1D tensors; matrix = 2D tensors; 3D tensors, N-dimensional tensors</text:p>
            </text:list-item>
            <text:list-item>
              <text:p text:style-name="P1">architected to make optimal use of GPUs</text:p>
            </text:list-item>
          </text:list>
        </text:list-item>
        <text:list-item>
          <text:p text:style-name="P1">GPU usage</text:p>
          <text:list>
            <text:list-item>
              <text:p text:style-name="P1">10-50x speed-up vs using CPU\</text:p>
              <text:list>
                <text:list-item>
                  <text:p text:style-name="P1">automatically used if GPU is available</text:p>
                </text:list-item>
              </text:list>
            </text:list-item>
            <text:list-item>
              <text:p text:style-name="P1">CUDA is Nvidia for general purpose use of GPUs beyond graphics</text:p>
              <text:list>
                <text:list-item>
                  <text:p text:style-name="P1">compute unified device architecture – not used as an acronym anymore</text:p>
                </text:list-item>
              </text:list>
            </text:list-item>
            <text:list-item>
              <text:p text:style-name="P1">toch.cuda namespace</text:p>
              <text:list>
                <text:list-item>
                  <text:p text:style-name="P1">e.g. torch.cuda.FloatTensor</text:p>
                </text:list-item>
              </text:list>
            </text:list-item>
            <text:list-item>
              <text:p text:style-name="P1">select specific CUDA devices – torch.cuda.device</text:p>
            </text:list-item>
            <text:list-item>
              <text:p text:style-name="P1">cross-GPU operations generally not permitted</text:p>
              <text:list>
                <text:list-item>
                  <text:p text:style-name="P1">exceptions for copy operations e.g. copy_(), to(), cuda()</text:p>
                </text:list-item>
              </text:list>
            </text:list-item>
            <text:list-item>
              <text:p text:style-name="P1">cross-GPU enabled via peer-to-peer memory access</text:p>
            </text:list-item>
            <text:list-item>
              <text:p text:style-name="P1">automatically asynchronous – queued but not immediate </text:p>
              <text:list>
                <text:list-item>
                  <text:p text:style-name="P1">FIFO</text:p>
                </text:list-item>
                <text:list-item>
                  <text:p text:style-name="P1">automatic synchromization between devices (GPU/CPU)</text:p>
                </text:list-item>
                <text:list-item>
                  <text:p text:style-name="P1">can force synchronous with env var</text:p>
                  <text:list>
                    <text:list-item>
                      <text:p text:style-name="P1">CUDA_LAUNCH_BLOCKING=1</text:p>
                    </text:list-item>
                    <text:list-item>
                      <text:p text:style-name="P1">better for error handling and stack traces</text:p>
                    </text:list-item>
                    <text:list-item>
                      <text:p text:style-name="P1">can force asynchronous with arg to functions: non_blocking</text:p>
                    </text:list-item>
                  </text:list>
                </text:list-item>
              </text:list>
            </text:list-item>
            <text:list-item>
              <text:p text:style-name="P1">Device agnostic – specify whether the code runs on CPU or GPU</text:p>
              <text:list>
                <text:list-item>
                  <text:p text:style-name="P1">design pattern: use an argument passed to your program to specify</text:p>
                  <text:list>
                    <text:list-item>
                      <text:p text:style-name="P1">allows dynamic user selection of where to run the cod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Cloud options (e.g. Google Cloud Platform - GCP)</text:p>
          <text:list>
            <text:list-item>
              <text:p text:style-name="P1">links on pytorch website for creating deep learning VMs on cloud platform</text:p>
            </text:list-item>
            <text:list-item>
              <text:p text:style-name="P1">may require creation of project</text:p>
            </text:list-item>
            <text:list-item>
              <text:p text:style-name="P1">may be expensive $100+/month</text:p>
            </text:list-item>
            <text:list-item>
              <text:p text:style-name="P1">different GPU options</text:p>
            </text:list-item>
            <text:list-item>
              <text:p text:style-name="P1">3-5 mins for VM setup</text:p>
            </text:list-item>
            <text:list-item>
              <text:p text:style-name="P1">client might be require (e.g. gcloud)</text:p>
            </text:list-item>
            <text:list-item>
              <text:p text:style-name="P1">ssh tunnel for connection to jupyterlab via localhost:8080</text:p>
            </text:list-item>
          </text:list>
        </text:list-item>
        <text:list-item>
          <text:p text:style-name="P1">Autograd and Gradient Descent optimization</text:p>
          <text:list>
            <text:list-item>
              <text:p text:style-name="P1">forward prediction – backpropagation to adjust weights (to reduce errors / optimize loss function)</text:p>
              <text:list>
                <text:list-item>
                  <text:p text:style-name="P1">optimizer calculates the gradients</text:p>
                </text:list-item>
                <text:list-item>
                  <text:p text:style-name="P1">re-caculated for each model layer?</text:p>
                </text:list-item>
                <text:list-item>
                  <text:p text:style-name="P1">Gradient is a vector of partial derivatives of loss for reach weight and bias </text:p>
                  <text:list>
                    <text:list-item>
                      <text:p text:style-name="P1">great character &amp;nabla; denotes gradient</text:p>
                    </text:list-item>
                    <text:list-item>
                      <text:p text:style-name="P1">holding all other parameters constant, how much does loss change when W is changed</text:p>
                    </text:list-item>
                    <text:list-item>
                      <text:p text:style-name="P1">find the params where gradient is 0 (simlar to finding 0 slope to determine inflection point)</text:p>
                    </text:list-item>
                  </text:list>
                </text:list-item>
              </text:list>
            </text:list-item>
            <text:list-item>
              <text:p text:style-name="P1">various gradient techniques</text:p>
              <text:list>
                <text:list-item>
                  <text:p text:style-name="P1">symbolic differentiation – conceptually simple but hard to implement</text:p>
                  <text:list>
                    <text:list-item>
                      <text:p text:style-name="P1"><text:soft-page-break/>some activation functions are harder to differentiate</text:p>
                    </text:list-item>
                    <text:list-item>
                      <text:p text:style-name="P1">output function may not be differentiable at all</text:p>
                    </text:list-item>
                  </text:list>
                </text:list-item>
                <text:list-item>
                  <text:p text:style-name="P1">numeric differentiation – easy to implement but hard to scale</text:p>
                  <text:list>
                    <text:list-item>
                      <text:p text:style-name="P1">add a small perturbation to x and see how it changes y</text:p>
                    </text:list-item>
                    <text:list-item>
                      <text:p text:style-name="P1">calculate partial derivatives after applying perturbation</text:p>
                      <text:list>
                        <text:list-item>
                          <text:p text:style-name="P1">must tune each parameter individually with another pass through the network – problems with large # of parameters</text:p>
                        </text:list-item>
                        <text:list-item>
                          <text:p text:style-name="P1"/>
                        </text:list-item>
                      </text:list>
                    </text:list-item>
                  </text:list>
                </text:list-item>
                <text:list-item>
                  <text:p text:style-name="P1">automatic differentiation – conceptually difficult – but easy to implement</text:p>
                  <text:list>
                    <text:list-item>
                      <text:p text:style-name="P1">used by Tensorflow also</text:p>
                    </text:list-item>
                    <text:list-item>
                      <text:p text:style-name="P1">pytorch uses Auograd package for this purpose</text:p>
                    </text:list-item>
                  </text:list>
                </text:list-item>
              </text:list>
            </text:list-item>
            <text:list-item>
              <text:p text:style-name="P1">pytorch uses reverse-mode automatic differentiation</text:p>
              <text:list>
                <text:list-item>
                  <text:p text:style-name="P1">partial derivates at time t used in prediction for t+1</text:p>
                </text:list-item>
                <text:list-item>
                  <text:p text:style-name="P1">subtract gradients times learning_rate from model parameters </text:p>
                  <text:list>
                    <text:list-item>
                      <text:p text:style-name="P1">learning_rate – size of step down gradient</text:p>
                      <text:list>
                        <text:list-item>
                          <text:p text:style-name="P1">small steps – longer training</text:p>
                        </text:list-item>
                        <text:list-item>
                          <text:p text:style-name="P1">large steps – model might not converge</text:p>
                        </text:list-item>
                      </text:list>
                    </text:list-item>
                  </text:list>
                </text:list-item>
                <text:list-item>
                  <text:p text:style-name="P1">reverse mode = two passes (forward/backward)</text:p>
                  <text:list>
                    <text:list-item>
                      <text:p text:style-name="P1">forward mode has same flaw as numeric – requires a pass for each parameter – doesn't scale for large # parameters</text:p>
                    </text:list-item>
                  </text:list>
                </text:list-item>
                <text:list-item>
                  <text:p text:style-name="P1">relies on mathematical trick with Taylor's Series Expansion</text:p>
                  <text:list>
                    <text:list-item>
                      <text:p text:style-name="P1">allow fast approximation of gradien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Computation graphs (dynamic vs static)</text:p>
          <text:list>
            <text:list-item>
              <text:p text:style-name="P1">NN – directed acyclic graph</text:p>
              <text:list>
                <text:list-item>
                  <text:p text:style-name="P1">neuron as nodes and data flow as edges (or vice versa – functions that mutate tensors)</text:p>
                </text:list-item>
              </text:list>
            </text:list-item>
            <text:list-item>
              <text:p text:style-name="P1">dyamic graph is defined as it is executed – imperative programming of NNs</text:p>
              <text:list>
                <text:list-item>
                  <text:p text:style-name="P1">execute as computations defined ('define by run')</text:p>
                </text:list-item>
                <text:list-item>
                  <text:p text:style-name="P1">work directly with data</text:p>
                </text:list-item>
                <text:list-item>
                  <text:p text:style-name="P1">dynamic computation graph</text:p>
                </text:list-item>
                <text:list-item>
                  <text:p text:style-name="P1">easier to debug</text:p>
                  <text:list>
                    <text:list-item>
                      <text:p text:style-name="P1">use pdb with breakpoints like any python program</text:p>
                    </text:list-item>
                    <text:list-item>
                      <text:p text:style-name="P1">can step through both forward and backward passes through graph </text:p>
                    </text:list-item>
                  </text:list>
                </text:list-item>
                <text:list-item>
                  <text:p text:style-name="P1">more flexible</text:p>
                </text:list-item>
                <text:list-item>
                  <text:p text:style-name="P1">intermediate results available</text:p>
                </text:list-item>
                <text:list-item>
                  <text:p text:style-name="P1">steps</text:p>
                  <text:list>
                    <text:list-item>
                      <text:p text:style-name="P1">create vectors</text:p>
                    </text:list-item>
                    <text:list-item>
                      <text:p text:style-name="P1">multiply by weights (torch.mm)</text:p>
                    </text:list-item>
                    <text:list-item>
                      <text:p text:style-name="P1">other calculations</text:p>
                    </text:list-item>
                    <text:list-item>
                      <text:p text:style-name="P1">calculate next_input</text:p>
                    </text:list-item>
                    <text:list-item>
                      <text:p text:style-name="P1">calcullate loss</text:p>
                    </text:list-item>
                    <text:list-item>
                      <text:p text:style-name="P1">calculate gradients using loss.backward (for backprop)</text:p>
                    </text:list-item>
                    <text:list-item>
                      <text:p text:style-name="P1">use graphviz+hiddenlayer to visalize – doesn't work great on simple computation graphs</text:p>
                    </text:list-item>
                  </text:list>
                </text:list-item>
              </text:list>
            </text:list-item>
            <text:list-item>
              <text:p text:style-name="P1">static graph – sybmolic programming of Nns (e.g. tesnsorflow) 'define then run'</text:p>
              <text:list>
                <text:list-item>
                  <text:p text:style-name="P1">first define then execute</text:p>
                </text:list-item>
                <text:list-item>
                  <text:p text:style-name="P1"><text:soft-page-break/>explicit compile to make graph executable</text:p>
                </text:list-item>
                <text:list-item>
                  <text:p text:style-name="P1">set up with placeholders – data added later (in session)</text:p>
                </text:list-item>
                <text:list-item>
                  <text:p text:style-name="P1">only final results are avaiable</text:p>
                </text:list-item>
                <text:list-item>
                  <text:p text:style-name="P1">much more efficient and easier to optimize (more parallelization)</text:p>
                </text:list-item>
                <text:list-item>
                  <text:p text:style-name="P1">tensorboard used to visualize and debug static graphs</text:p>
                </text:list-item>
                <text:list-item>
                  <text:p text:style-name="P1">switch to dynamic with tf.enable_eager_execution()</text:p>
                  <text:list>
                    <text:list-item>
                      <text:p text:style-name="P1">check value with tf.executing_eagerly() </text:p>
                    </text:list-item>
                  </text:list>
                </text:list-item>
                <text:list-item>
                  <text:p text:style-name="P1">debugging</text:p>
                  <text:list>
                    <text:list-item>
                      <text:p text:style-name="P1">fetch = Session.run()</text:p>
                    </text:list-item>
                    <text:list-item>
                      <text:p text:style-name="P1">print with tf.Print</text:p>
                    </text:list-item>
                    <text:list-item>
                      <text:p text:style-name="P1">tf.Assert</text:p>
                    </text:list-item>
                    <text:list-item>
                      <text:p text:style-name="P1">interpose python code with tf.py_func()</text:p>
                    </text:list-item>
                    <text:list-item>
                      <text:p text:style-name="P1">or use tfdbg to debug graph execution/training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other useful packages:</text:p>
          <text:list>
            <text:list-item>
              <text:p text:style-name="P1"><text:a xlink:type="simple" xlink:href="https://graphviz.readthedocs.io/en/stable/manual.html" text:style-name="Internet_20_link" text:visited-style-name="Visited_20_Internet_20_Link">graphviz</text:a> – conda install -n myenv graphviz</text:p>
            </text:list-item>
            <text:list-item>
              <text:p text:style-name="P1"><text:a xlink:type="simple" xlink:href="https://github.com/waleedka/hiddenlayer" text:style-name="Internet_20_link" text:visited-style-name="Visited_20_Internet_20_Link">hiddenlayer</text:a> – no conda installer – depedent on graphviz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7T19:15:22.31</meta:creation-date>
    <dc:date>2020-12-14T19:44:40.06</dc:date>
    <meta:editing-duration>PT2H2M23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4" meta:paragraph-count="140" meta:word-count="1042" meta:character-count="6245"/>
  </office:meta>
</office:document-meta>
</file>